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6da3" officeooo:paragraph-rsid="00106d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10T14:11:10.667949788</meta:creation-date>
    <dc:date>2024-02-10T14:11:19.584796522</dc:date>
    <meta:editing-duration>PT9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6.2$Linux_X86_64 LibreOffice_project/10m0$Build-2</meta:generator>
  </office:meta>
</office:document-meta>
</file>